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solid" svg:stroke-width="0pt" svg:stroke-color="#000000" draw:marker-start-width="5.58pt" draw:marker-end-width="5.58pt" draw:fill="solid" draw:fill-color="#ffffff" fo:min-height="92.89pt"/>
    </style:style>
    <style:style style:name="gr2" style:family="graphic">
      <style:graphic-properties draw:stroke="solid" svg:stroke-width="0pt" svg:stroke-color="#000000" draw:marker-start-width="5.58pt" draw:marker-end-width="5.58pt" draw:fill="solid" draw:fill-color="#ffffff" fo:min-height="106.16pt"/>
    </style:style>
    <style:style style:name="gr3" style:family="graphic">
      <style:graphic-properties draw:stroke="solid" svg:stroke-width="0pt" svg:stroke-color="#000000" draw:marker-start-width="5.58pt" draw:marker-end-width="5.58pt" draw:fill="solid" draw:fill-color="#ffffff" fo:min-height="145.96pt"/>
    </style:style>
    <style:style style:name="gr4" style:family="graphic">
      <style:graphic-properties draw:stroke="solid" svg:stroke-width="0pt" svg:stroke-color="#000000" draw:marker-start-width="5.58pt" draw:marker-end-width="5.58pt" draw:fill="solid" draw:fill-color="#ffffff" fo:min-height="132.69pt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5.06pt" svg:height="92.89pt" svg:x="344.95pt" svg:y="18.23pt">
            <draw:text-box>
              <text:p>Notes for 470lbm results:</text:p>
              <text:p>1)Large L1i, L1d and L2 do not give significant performance improvements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1" draw:style-name="gr2" draw:text-style-name="P1" svg:width="245.06pt" svg:height="106.16pt" svg:x="344.83pt" svg:y="229.86pt">
            <draw:text-box>
              <text:p>Notes for 458sjeng results:</text:p>
              <text:p>1)Large L1i, L1d and L2 do not give performance improvements. They in fact slightly reduce performance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2" draw:style-name="gr3" draw:text-style-name="P1" svg:width="245.06pt" svg:height="145.96pt" svg:x="344.98pt" svg:y="470.35pt">
            <draw:text-box>
              <text:p>Notes for 456hmmer results:</text:p>
              <text:p>1)Large L1i, L1d and L2 do not give performance improvements. They in fact slightly reduce performance.</text:p>
              <text:p>We should note that when we reduce the L1d cache to 128kB the Miss-Rate is increased and the L2 is finally utilized on a decent level.</text:p>
              <text:p>2)Memory Association gives close to zero performance improvements.</text:p>
              <text:p>3)Cache Line size gives a small performance improvement.</text:p>
            </draw:text-box>
          </draw:frame>
          <draw:frame draw:z-index="3" draw:style-name="gr4" draw:text-style-name="P1" svg:width="245.06pt" svg:height="132.69pt" svg:x="344.95pt" svg:y="709.14pt">
            <draw:text-box>
              <text:p>Notes for 429mcf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perform better. Minimal returns after a 4 way association.</text:p>
              <text:p>3)Cache Line size can give us decent performance improvements.</text:p>
            </draw:text-box>
          </draw:frame>
          <draw:frame draw:z-index="4" draw:style-name="gr3" draw:text-style-name="P1" svg:width="245.06pt" svg:height="145.96pt" svg:x="344.98pt" svg:y="948.36pt">
            <draw:text-box>
              <text:p>Notes for 401bzip2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give minimal performance improvements. Minimal returns after a 2 way association.</text:p>
              <text:p>3)Cache Line size can give us decent performance improvements.</text:p>
            </draw:text-box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470lbm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6652" calcext:value-type="float">
            <text:p>0.996652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2.631172" calcext:value-type="float">
            <text:p>2.631172</text:p>
          </table:table-cell>
          <table:table-cell office:value-type="float" office:value="0.061266" calcext:value-type="float">
            <text:p>0.06126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3268" calcext:value-type="float">
            <text:p>0.993268</text:p>
          </table:table-cell>
          <table:table-cell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996635" calcext:value-type="float">
            <text:p>0.996635</text:p>
          </table:table-cell>
          <table:table-cell table:number-columns-repeated="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.630777" calcext:value-type="float">
            <text:p>2.630777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729" calcext:value-type="float">
            <text:p>0.996729</text:p>
          </table:table-cell>
          <table:table-cell table:number-columns-repeated="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2.632625" calcext:value-type="float">
            <text:p>2.632625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883" calcext:value-type="float">
            <text:p>0.996883</text:p>
          </table:table-cell>
          <table:table-cell table:number-columns-repeated="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2.627128" calcext:value-type="float">
            <text:p>2.627128</text:p>
          </table:table-cell>
          <table:table-cell office:value-type="float" office:value="0.061045" calcext:value-type="float">
            <text:p>0.06104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8356" calcext:value-type="float">
            <text:p>0.998356</text:p>
          </table:table-cell>
          <table:table-cell table:number-columns-repeated="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3.919794" calcext:value-type="float">
            <text:p>3.9197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999284" calcext:value-type="float">
            <text:p>0.999284</text:p>
          </table:table-cell>
          <table:table-cell table:number-columns-repeated="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.991476" calcext:value-type="float">
            <text:p>1.991476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85802" calcext:value-type="float">
            <text:p>0.985802</text:p>
          </table:table-cell>
          <table:table-cell table:number-columns-repeated="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  <table:table-cell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  <table:table-cell table:number-columns-repeated="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  <table:table-cell table:number-columns-repeated="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.989119" calcext:value-type="float">
            <text:p>1.989119</text:p>
          </table:table-cell>
          <table:table-cell office:value-type="float" office:value="0.030487" calcext:value-type="float">
            <text:p>0.03048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99961" calcext:value-type="float">
            <text:p>0.99996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653858" calcext:value-type="float">
            <text:p>1.653858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999922" calcext:value-type="float">
            <text:p>0.99992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458sjeng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.057547" calcext:value-type="float">
            <text:p>7.057547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.057546" calcext:value-type="float">
            <text:p>7.057546</text:p>
          </table:table-cell>
          <table:table-cell office:value-type="float" office:value="0.122368" calcext:value-type="float">
            <text:p>0.12236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62" calcext:value-type="float">
            <text:p>0.991262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.057568" calcext:value-type="float">
            <text:p>7.057568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6" calcext:value-type="float">
            <text:p>0.991296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059353" calcext:value-type="float">
            <text:p>7.059353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060121" calcext:value-type="float">
            <text:p>7.060121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038328" calcext:value-type="float">
            <text:p>7.038328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88" calcext:value-type="float">
            <text:p>0.999988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.664983" calcext:value-type="float">
            <text:p>11.664983</text:p>
          </table:table-cell>
          <table:table-cell office:value-type="float" office:value="0.243921" calcext:value-type="float">
            <text:p>0.24392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997805" calcext:value-type="float">
            <text:p>0.997805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.011064" calcext:value-type="float">
            <text:p>5.011064</text:p>
          </table:table-cell>
          <table:table-cell office:value-type="float" office:value="0.061986" calcext:value-type="float">
            <text:p>0.06198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66107" calcext:value-type="float">
            <text:p>0.966107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0384" calcext:value-type="float">
            <text:p>7.0384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" calcext:value-type="float">
            <text:p>0.99999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038652" calcext:value-type="float">
            <text:p>7.038652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.039063" calcext:value-type="float">
            <text:p>7.039063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.972484" calcext:value-type="float">
            <text:p>4.972484</text:p>
          </table:table-cell>
          <table:table-cell office:value-type="float" office:value="0.060917" calcext:value-type="float">
            <text:p>0.060917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99985" calcext:value-type="float">
            <text:p>0.999985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.714674" calcext:value-type="float">
            <text:p>3.714674</text:p>
          </table:table-cell>
          <table:table-cell office:value-type="float" office:value="0.030461" calcext:value-type="float">
            <text:p>0.03046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999974" calcext:value-type="float">
            <text:p>0.99997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456hmmer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528" calcext:value-type="float">
            <text:p>0.43852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89905" calcext:value-type="float">
            <text:p>1.189905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82945" calcext:value-type="float">
            <text:p>0.082945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432598" calcext:value-type="float">
            <text:p>0.43259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82167" calcext:value-type="float">
            <text:p>1.18216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516305" calcext:value-type="float">
            <text:p>0.516305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85982" calcext:value-type="float">
            <text:p>1.18598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556754" calcext:value-type="float">
            <text:p>0.556754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78179" calcext:value-type="float">
            <text:p>1.17817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338218" calcext:value-type="float">
            <text:p>0.338218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81437" calcext:value-type="float">
            <text:p>1.18143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885843" calcext:value-type="float">
            <text:p>0.885843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81359" calcext:value-type="float">
            <text:p>1.18135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63684" calcext:value-type="float">
            <text:p>0.963684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81346" calcext:value-type="float">
            <text:p>1.18134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81594" calcext:value-type="float">
            <text:p>0.981594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177097" calcext:value-type="float">
            <text:p>1.17709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944978" calcext:value-type="float">
            <text:p>0.944978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175467" calcext:value-type="float">
            <text:p>1.17546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14318" calcext:value-type="float">
            <text:p>0.91431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429mcf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38807" calcext:value-type="float">
            <text:p>1.13880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0269" calcext:value-type="float">
            <text:p>0.710269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37562" calcext:value-type="float">
            <text:p>1.137562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623279" calcext:value-type="float">
            <text:p>0.623279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35591" calcext:value-type="float">
            <text:p>1.13559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2367" calcext:value-type="float">
            <text:p>0.712367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37664" calcext:value-type="float">
            <text:p>1.137664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64292" calcext:value-type="float">
            <text:p>0.76429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39401" calcext:value-type="float">
            <text:p>1.13940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1502" calcext:value-type="float">
            <text:p>0.801502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33927" calcext:value-type="float">
            <text:p>1.133927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93807" calcext:value-type="float">
            <text:p>0.793807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52669" calcext:value-type="float">
            <text:p>1.152669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829586" calcext:value-type="float">
            <text:p>0.829586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14983" calcext:value-type="float">
            <text:p>1.114983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529382" calcext:value-type="float">
            <text:p>0.529382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34034" calcext:value-type="float">
            <text:p>1.134034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2532" calcext:value-type="float">
            <text:p>0.802532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59" calcext:value-type="float">
            <text:p>0.00185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4546" calcext:value-type="float">
            <text:p>0.814546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7793" calcext:value-type="float">
            <text:p>0.817793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112899" calcext:value-type="float">
            <text:p>1.1128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701029" calcext:value-type="float">
            <text:p>0.701029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098942" calcext:value-type="float">
            <text:p>1.098942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548701" calcext:value-type="float">
            <text:p>0.54870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401bzip2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537472" calcext:value-type="float">
            <text:p>1.537472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53703" calcext:value-type="float">
            <text:p>0.453703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594889" calcext:value-type="float">
            <text:p>1.594889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270552" calcext:value-type="float">
            <text:p>0.270552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53748" calcext:value-type="float">
            <text:p>1.53748</text:p>
          </table:table-cell>
          <table:table-cell office:value-type="float" office:value="0.008767" calcext:value-type="float">
            <text:p>0.00876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453694" calcext:value-type="float">
            <text:p>0.453694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560921" calcext:value-type="float">
            <text:p>1.560921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38613" calcext:value-type="float">
            <text:p>0.538613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79862" calcext:value-type="float">
            <text:p>1.579862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619829" calcext:value-type="float">
            <text:p>0.619829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526448" calcext:value-type="float">
            <text:p>1.526448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6324" calcext:value-type="float">
            <text:p>0.56324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638202" calcext:value-type="float">
            <text:p>1.638202</text:p>
          </table:table-cell>
          <table:table-cell office:value-type="float" office:value="0.012731" calcext:value-type="float">
            <text:p>0.0127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592935" calcext:value-type="float">
            <text:p>0.592935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533115" calcext:value-type="float">
            <text:p>1.533115</text:p>
          </table:table-cell>
          <table:table-cell office:value-type="float" office:value="0.007662" calcext:value-type="float">
            <text:p>0.00766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309546" calcext:value-type="float">
            <text:p>0.309546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534778" calcext:value-type="float">
            <text:p>1.534778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77444" calcext:value-type="float">
            <text:p>0.477444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533048" calcext:value-type="float">
            <text:p>1.533048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181" calcext:value-type="float">
            <text:p>0.490181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533309" calcext:value-type="float">
            <text:p>1.533309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412" calcext:value-type="float">
            <text:p>0.490412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526921" calcext:value-type="float">
            <text:p>1.526921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356087" calcext:value-type="float">
            <text:p>0.356087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517982" calcext:value-type="float">
            <text:p>1.517982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240074" calcext:value-type="float">
            <text:p>0.240074</text:p>
          </table:table-cell>
          <table:table-cell table:number-columns-repeated="5"/>
        </table:table-row>
        <table:table-row table:style-name="ro4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title</text:p>
          </table:table-cell>
          <table:table-cell table:style-name="ce11" office:value-type="string" calcext:value-type="string">
            <text:p>L1d size</text:p>
          </table:table-cell>
          <table:table-cell table:style-name="ce11" office:value-type="string" calcext:value-type="string">
            <text:p>L1d Assoc.</text:p>
          </table:table-cell>
          <table:table-cell table:style-name="ce11" office:value-type="string" calcext:value-type="string">
            <text:p>L1i size</text:p>
          </table:table-cell>
          <table:table-cell table:style-name="ce11" office:value-type="string" calcext:value-type="string">
            <text:p>L1i Assoc.</text:p>
          </table:table-cell>
          <table:table-cell table:style-name="ce11" office:value-type="string" calcext:value-type="string">
            <text:p>L2 size</text:p>
          </table:table-cell>
          <table:table-cell table:style-name="ce11" office:value-type="string" calcext:value-type="string">
            <text:p>L2 Assoc.</text:p>
          </table:table-cell>
          <table:table-cell table:style-name="ce11" office:value-type="string" calcext:value-type="string">
            <text:p>Cache Line</text:p>
          </table:table-cell>
          <table:table-cell table:style-name="ce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TROL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1 Aloc. Test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1 Aloc. Test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2 Test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2 Test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1d Test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. Line Test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C. Line Test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ssoc. Test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ssoc. Tes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Assoc. Test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Perfect Tes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Perfect Tes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6" calcext:value-type="float">
            <text:p>256</text:p>
          </table:table-cell>
          <table:table-cell/>
        </table:table-row>
        <table:table-row table:style-name="ro2">
          <table:table-cell table:style-name="ce2"/>
          <table:table-cell table:style-name="Default" table:number-columns-repeated="4"/>
          <table:table-cell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7:21:32.094760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13T17:06:40.647802868</meta:creation-date>
    <dc:date>2021-12-15T17:34:47.013836663</dc:date>
    <meta:editing-duration>PT35M44S</meta:editing-duration>
    <meta:editing-cycles>11</meta:editing-cycles>
    <meta:generator>LibreOffice/6.3.2.2$Linux_X86_64 LibreOffice_project/30$Build-2</meta:generator>
    <meta:document-statistic meta:table-count="1" meta:cell-count="476" meta:object-count="5"/>
  </office:meta>
</office:document-meta>
</file>